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 Sans" svg:font-family="'Open Sans', sans-serif"/>
    <style:font-face style:name="Arial2" svg:font-family="Arial" style:font-family-generic="swiss"/>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cm" fo:margin-right="0cm" fo:margin-top="0cm" fo:margin-bottom="1.323cm" loext:contextual-spacing="false" fo:line-height="140%" fo:text-align="start" style:justify-single-word="false" fo:orphans="2" fo:widows="2" fo:text-indent="0cm" style:auto-text-indent="false"/>
      <style:text-properties fo:font-variant="normal" fo:text-transform="none" fo:color="#333f48" style:font-name="Open Sans" fo:letter-spacing="normal" fo:font-style="normal" fo:font-weight="normal" loext:padding="0cm" loext:border="none"/>
    </style:style>
    <style:style style:name="P2"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style:text-properties fo:font-variant="normal" fo:text-transform="none" fo:color="#333f48" style:font-name="Open Sans" fo:font-size="12.75pt" fo:letter-spacing="normal" fo:font-style="normal" fo:font-weight="normal" style:font-name-asian="Open Sans" style:font-size-asian="12.75pt" style:font-style-asian="normal" style:font-weight-asian="normal" style:font-name-complex="Open Sans" style:font-size-complex="12.75pt" style:font-style-complex="normal" style:font-weight-complex="normal"/>
    </style:style>
    <style:style style:name="P3"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style:text-properties fo:font-variant="normal" fo:text-transform="none" fo:color="#333f48" style:font-name="Open Sans" fo:font-size="12.75pt" fo:letter-spacing="normal" fo:font-style="normal" fo:font-weight="normal"/>
    </style:style>
    <style:style style:name="P4"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style:text-properties fo:font-variant="normal" fo:text-transform="none" fo:color="#333f48" style:font-name="Open Sans" fo:font-size="12.75pt" fo:letter-spacing="normal" fo:font-style="italic" fo:font-weight="normal"/>
    </style:style>
    <style:style style:name="P5"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style:text-properties fo:font-variant="normal" fo:text-transform="none" fo:color="#333f48" style:font-name="Open Sans" fo:font-size="12.75pt" fo:letter-spacing="normal" fo:font-style="normal" fo:font-weight="normal"/>
    </style:style>
    <style:style style:name="P6" style:family="paragraph" style:parent-style-name="Text_20_body">
      <style:paragraph-properties fo:margin-left="0cm" fo:margin-right="0cm" fo:margin-top="0cm" fo:margin-bottom="0.265cm" loext:contextual-spacing="false" fo:orphans="2" fo:widows="2" fo:text-indent="0cm" style:auto-text-indent="false" fo:padding="0cm" fo:border="none"/>
      <style:text-properties fo:font-variant="normal" fo:text-transform="none" fo:color="#505050" style:font-name="Open Sans" fo:font-size="10.5pt" fo:letter-spacing="normal" fo:font-style="normal" fo:font-weight="normal"/>
    </style:style>
    <style:style style:name="P7" style:family="paragraph" style:parent-style-name="Heading_20_1">
      <style:text-properties fo:font-variant="normal" fo:text-transform="none" fo:color="#333333" style:font-name="Open Sans" fo:font-size="27pt" fo:letter-spacing="normal" fo:font-style="normal" fo:font-weight="bold"/>
    </style:style>
    <style:style style:name="P8" style:family="paragraph" style:parent-style-name="Standard_20__28_user_29_">
      <style:paragraph-properties fo:margin-left="0cm" fo:margin-right="0cm" fo:margin-top="0cm" fo:margin-bottom="1.323cm" loext:contextual-spacing="false" fo:line-height="140%" fo:text-align="start" style:justify-single-word="false" fo:orphans="2" fo:widows="2" fo:text-indent="1.249cm" style:auto-text-indent="false"/>
      <style:text-properties fo:font-variant="normal" fo:text-transform="none" fo:color="#333f48" style:font-name="Arial" fo:font-size="12pt" fo:letter-spacing="normal" fo:font-style="normal" fo:font-weight="normal" officeooo:rsid="0056a8c2" officeooo:paragraph-rsid="0006f4e4" style:font-size-asian="12pt" style:font-weight-asian="normal" style:font-size-complex="12pt" style:font-weight-complex="normal" loext:padding="0cm" loext:border="none"/>
    </style:style>
    <style:style style:name="P9" style:family="paragraph" style:parent-style-name="Standard_20__28_user_29_">
      <style:paragraph-properties fo:margin-left="0cm" fo:margin-right="0cm" fo:text-indent="1.249cm" style:auto-text-indent="false"/>
      <style:text-properties style:font-name="Arial" fo:font-size="12pt" fo:font-weight="normal" officeooo:rsid="0056a8c2" officeooo:paragraph-rsid="0006f4e4" style:font-size-asian="12pt" style:font-weight-asian="normal" style:font-size-complex="12pt" style:font-weight-complex="normal"/>
    </style:style>
    <style:style style:name="P10" style:family="paragraph" style:parent-style-name="Standard_20__28_user_29_">
      <style:paragraph-properties fo:margin-left="1.249cm" fo:margin-right="0cm" fo:text-indent="1.249cm" style:auto-text-indent="false"/>
      <style:text-properties style:font-name="Arial" fo:font-size="12pt" officeooo:rsid="0056a8c2" officeooo:paragraph-rsid="0008d290" style:font-size-asian="12pt" style:font-size-complex="12pt" style:font-weight-complex="bold"/>
    </style:style>
    <style:style style:name="P11" style:family="paragraph" style:parent-style-name="Standard">
      <style:text-properties style:font-name="Arial" fo:font-size="12pt" fo:font-weight="normal" officeooo:paragraph-rsid="0006f4e4" style:font-size-asian="12pt" style:font-weight-asian="normal" style:font-size-complex="12pt" style:font-weight-complex="normal"/>
    </style:style>
    <style:style style:name="P12" style:family="paragraph" style:parent-style-name="Standard">
      <style:text-properties officeooo:rsid="0007fa96" officeooo:paragraph-rsid="0007fa96"/>
    </style:style>
    <style:style style:name="P13" style:family="paragraph" style:parent-style-name="Standard">
      <style:text-properties officeooo:paragraph-rsid="0007fa96"/>
    </style:style>
    <style:style style:name="P14" style:family="paragraph" style:parent-style-name="Standard">
      <style:text-properties officeooo:rsid="0008bd64" officeooo:paragraph-rsid="0008bd64"/>
    </style:style>
    <style:style style:name="P15" style:family="paragraph" style:parent-style-name="Standard">
      <style:paragraph-properties fo:margin-left="0cm" fo:margin-right="0cm" fo:margin-top="0cm" fo:margin-bottom="1.323cm" loext:contextual-spacing="false" fo:line-height="140%" fo:text-align="start" style:justify-single-word="false" fo:orphans="2" fo:widows="2" fo:text-indent="0cm" style:auto-text-indent="false"/>
      <style:text-properties fo:font-variant="normal" fo:text-transform="none" fo:color="#333f48" style:font-name="Open Sans" fo:letter-spacing="normal" fo:font-style="normal" fo:font-weight="normal" loext:padding="0cm" loext:border="none"/>
    </style:style>
    <style:style style:name="P16" style:family="paragraph" style:parent-style-name="Standard">
      <style:paragraph-properties fo:margin-left="0cm" fo:margin-right="0cm" fo:text-align="center" style:justify-single-word="false" fo:orphans="2" fo:widows="2" fo:text-indent="0cm" style:auto-text-indent="false"/>
    </style:style>
    <style:style style:name="T1" style:family="text">
      <style:text-properties fo:font-weight="bold"/>
    </style:style>
    <style:style style:name="T2" style:family="text">
      <style:text-properties fo:font-variant="normal" fo:text-transform="none" fo:color="#5b5b5b" style:font-name="Open Sans" fo:font-size="10.5pt" fo:letter-spacing="normal" fo:font-style="normal" fo:font-weight="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L’équipe - L’organisation (Illustration timeline évolutions agence)</text:p>
      <text:p text:style-name="P9">Nexxpix a été co-fondée en 2009 par Frank Bonnet, dirigeant d’agence web depuis 1996 et Bastien Veysseyre, développeur et référenceur depuis 2001. Implantée à Brioude, en Auvergne, l’entreprise réalise des prestations de création de sites, sites e-commerce et référencement. En tant qu'agence web en Auvergne, l’entreprise suit deux lignes conductrices, l'une ne pouvant exister sans l'autre : un périmètre de clientèle restreint n'excédant pas 150 km et des stratégies claires et adaptables aux problématiques de chacun, servies par des compétences pointues et complémentaires. La proximité géographique permet alors de l'échange qualitatif avec nos clients, et en découle une capacité renforcée à comprendre les besoins et donner une réponse pertinente. Forte de l'expérience de ses fondateurs et de ses cadres, l’agence a acquise et continue d'acquérir des savoir-faire multiples dont découle une capacité à être force de proposition et d'anticipation. Leurs actions sont pérennes et évolutives, ils apportent à leurs clients des bénéfices à court et moyen terme. </text:p>
      <text:p text:style-name="P9"><text:s/></text:p>
      <text:p text:style-name="P9">Mais en 2016, l’entreprise connait un tournant dans son histoire. En effet, le 1er juillet de cette année, Nexxpix fusionne avec FBtech et ByOne, deux autres agences web. C’est une alliance forte qui naît de ces trois entreprises puisqu’elles rassemblent à elles trois plus de vingt ans d’expérience dans le web marketing. </text:p>
      <text:p text:style-name="P9"><text:s/></text:p>
      <text:p text:style-name="P8">FB Digital partage ses locaux avec une autre entreprise du nom de Beestick. Ils sont spécialisés dans la création et la fabrication de stickers décoratifs.</text:p>
      <text:p text:style-name="P1"/>
      <text:p text:style-name="P1"/>
      <text:p text:style-name="P1">En juillet dernier, le paysage économique brivadois a vu la naissance d’une nouvelle entreprise, FB Digital, version plus complète de Nexxpix.</text:p>
      <text:p text:style-name="P3">Créée en 2009, la société brivadoise Nexxpix a franchi une nouvelle étape en juillet dernier. Elle a fusionné avec Fb Tech et By One pour donner naissance à une nouvelle entreprise, FB Digital, dont le siège social est basé à Brioude. Une agence de communication digitale proposant une offre plus complète et s'inscrivant dans une volonté de développement. Une évolution naturelle et logique pour trois entreprises ayant pris l'habitude de travailler ensemble et l'occasion de créer une structure de dix salariés (5 pour Nexxpix jusqu'alors) et <text:soft-page-break/>d'embaucher trois personnes (une en CDI et deux en CDD). Rencontre avec le PDG, Bastien Veysseyre, et la directrice adjointe, Sylvaine Dessard.</text:p>
      <text:p text:style-name="P3"><text:span text:style-name="T1">1</text:span> <text:span text:style-name="T1">Communication digitale. </text:span>Derrière cet intitulé vague se cache la spécialité de la société FB digital. Une société de service s'adressant aux PME, TPE et même aux grandes entreprises et proposant de les accompagner sur l'ensemble de leur stratégie digitale. Depuis la définition d'un positionnement marketing jusqu'au référencement (ce qui permet d'arriver en haut des recherches Google) du site Internet, en passant évidemment par la création de ce site et de son design, l'élaboration d'un plan de communication, de la rédaction de contenu, du community management (répondre aux demandes des clients sur le site Internet)… Un léger changement par rapport à Nexxpix. « Nous, on vient du technique, explique Bastien Veysseyre. Nexxpix ne s'occupait que de la partie technique du site Internet du client. C'est un peu l'une des frustrations qui ont poussé à la création de FB Digital : être uniquement intervenant technique et ne pas pouvoir agir sur davantage de choses. »</text:p>
      <text:p text:style-name="P3"><text:span text:style-name="T1">2</text:span> <text:span text:style-name="T1">Une fusion logique. </text:span>« En fait, les trois sociétés travaillaient ensemble depuis plusieurs années, explique Bastien Veysseyre. Concrètement, les spécialités étaient les suivantes : développement Internet et référencement naturel pour Nexxpix ; développement de site Internet d'e-commerce et référencement payant pour Fb tech ; communication pour By One. L'idée de fusionner nous permet de partager un même message auprès des clients et de pouvoir fournir une prestation de communication digitale de bout en bout, tout en continuant à proposer indépendamment ce que nous faisions avant. Cela permet aussi de construire un projet d'entreprise pour les salariés et de diviser les frais. Ceux de comptabilité, par exemple, sont divisés par trois. » Et cela permet aussi, pour la communication de l'entreprise, de pouvoir mettre en avant une expérience s'appuyant sur quelque cinq cents clients, parmi lesquels Recamic, Logis hôtels, T2C, Grayling, Fontanon… Le nom de la société, FB Digital, reprend les initiales des deux fondateurs : Frank Bonnet (Fb tech) et Bastien Veysseyre (Nexxpix).</text:p>
      <text:p text:style-name="P3"><text:span text:style-name="T1">3</text:span> <text:span text:style-name="T1">Nouvelle équipe, nouveau site. </text:span>La nouvelle société compte dix salariés. Elle rassemble les différents employés de Nexxpix et Fb Tech. Si la seconde était localisée à Perpignan, ses locaux sont désormais fermés. L'équipe, qui se rend une fois par mois à Brioude, est intégrée par télétravail. Avec un bureau à Clermont Ferrand et un partenaire à Paris, FB Digital est donc présente <text:soft-page-break/>physiquement à Clermont-Ferrand, Perpignan, Paris et évidemment Brioude. Les actuels locaux (anciens de Nexxpix) de la rue Fontaine-de-Geste devraient être abandonnés au printemps pour d'autres, plus fonctionnels, toujours à Brioude, mais proches de l'avenue du Velay. Et l'entreprise recrute ! Elle cherche actuellement un développeur.</text:p>
      <text:p text:style-name="P3"><text:span text:style-name="T1">4</text:span> <text:span text:style-name="T1">Et pour les clients ? </text:span>« Leur intérêt est d'avoir désormais un interlocuteur unique, explique Bastien Veysseyre. Avant, ils étaient obligés de faire un devis auprès de chacune des trois entreprises. Et pour ceux qui ne travaillaient pas avec les trois, rien ne change. » Quant à la société souhaitant un accompagnement complet, de A à Z, FB Digital peut désormais le faire. « La première question que je pose, explique Sylvaine Dessard, c'est "quel est votre positionnement marketing, quelles sont vos valeurs d'entreprises, votre promesse client ?" À partir de là, on met tout en place, on réfléchit à tout. Une fois que l'on a la stratégie, on travaille sur la charte graphique, l'identité visuelle, puis sur la sélection des supports de communications les plus adaptés. »</text:p>
      <text:p text:style-name="P3">« Et quand on développe un site Internet, on l'imagine pour les utilisateurs, pas pour les chefs d'entreprise, explique Bastien Veysseyre. L'agence a rôle de conseil, on fait du sur-mesure. »</text:p>
      <text:p text:style-name="P4">Site Internet. www.fb.digital.</text:p>
      <text:p text:style-name="P3">600 à 700.000</text:p>
      <text:p text:style-name="P3">C'est, en euros, l'hypothèse du chiffre d'affaires de la société FB digital.</text:p>
      <text:p text:style-name="P2">6 à 9</text:p>
      <text:p text:style-name="P3">C'est, en mois, la durée nécessaire à la création d'un site Internet d'e-commerce. Durée évoluant en fonction des différents paramètres à intégrer sur le site. Pour la création d'un site vitrine, il faut compter environ trois mois.</text:p>
      <text:p text:style-name="P3">500</text:p>
      <text:p text:style-name="P3">C'est, environ, le nombre de clients que possède la société FB Digital.</text:p>
      <text:p text:style-name="P3">Ce n'est pas un hasard si FB Digital, et Nexxpix avant elle, a son siège à Brioude. Cela tient en une personne, Bastien Veysseyre, PDG de la société.</text:p>
      <text:p text:style-name="P3">« En 2009, Nexxpix a été créé à Brioude car je suis né ici et je suis très attaché au Brivadois. J'y ai fait toute ma scolarité, j'y ai eu ma première expérience <text:soft-page-break/>professionnelle. Et je suis la quatrième génération d'entrepreneur, sur le Brivadois, dans ma famille. Avant, c'était dans le bâtiment, moi, c'est Internet. »</text:p>
      <text:p text:style-name="P3">Pour Bastien Veysseyre, l'aventure a donc commencé en 2009, quelques années après un passage chez Brioude Internet. Entreprise avec laquelle Nexxpix a partagé des clients et même échangé de la main-d'œuvre.</text:p>
      <text:p text:style-name="P3">« Au lancement, Nexxpix était vraiment spécialisée dans la sous-traitance de site Internet. On a pris les locaux en 2010-2011 et on s'est dit qu'il serait bien de proposer nos services sur un territoire proche. À 1 h 30 de route maximum, ce qui nous permettait de nous rendre physiquement régulièrement chez nos clients. »</text:p>
      <text:p text:style-name="P3">Très peu connue dans son Brivadois de résidence, l'entreprise a quand même trouvé sa clientèle. Elle a travaillé pour des professionnels principalement mais aussi quelques associations. Localement, elle a compté comme clients l'Hôtel de la dentelle, les hôtels La Sapinière et de La Poste. Jusqu'en 2014, la société a fonctionné sans service commercial. Au fil du temps, elle a par ailleurs développé de très bons rapports avec FB Tech. et By One, les trois entreprises se renvoyant régulièrement des clients.</text:p>
      <text:p text:style-name="P3">Avec cette fusion, Bastien Veysseyre souhaite évidemment faire franchir un cap à son entreprise. Tout en restant implanté à Brioude ; il y a des choses qui ne changent pas.</text:p>
      <text:p text:style-name="Standard"/>
      <text:p text:style-name="Standard"/>
      <text:p text:style-name="Standard"/>
      <text:p text:style-name="Standard"/>
      <text:p text:style-name="Standard"/>
      <text:p text:style-name="Standard"/>
      <text:p text:style-name="Standard"/>
      <text:p text:style-name="P12">SITE INTERNET</text:p>
      <text:p text:style-name="P16"><text:span text:style-name="T2">Pour la création de votre site internet ou le développement de modules, nous choisissons d'optimiser votre système de publication de contenus grâce aux solutions open source Modx et Wordpress.</text:span> </text:p>
      <text:p text:style-name="Standard"/>
      <text:p text:style-name="Standard"/>
      <text:p text:style-name="P12">SITE ECOMMERCE</text:p>
      <text:p text:style-name="P12"><text:span text:style-name="T2">Nous vous proposons de créer votre site internet ecommerce avec les solutions open source Thélia ou Prestashop, solutions complètes, performantes et adaptables grâce aux plugins.</text:span> </text:p>
      <text:p text:style-name="P12"/>
      <text:p text:style-name="P12"/>
      <text:p text:style-name="P12">MARKETING DIGITAL</text:p>
      <text:p text:style-name="P12"><text:soft-page-break/><text:line-break/><text:span text:style-name="T2">Développez votre stratégie emarketing avec nos experts en référencement naturel et CPC. Nous vous proposons des solutions de promotion et d'optimisation de votre site adaptées à vos objectifs.</text:span> </text:p>
      <text:p text:style-name="P12"/>
      <text:p text:style-name="P12"/>
      <text:p text:style-name="P13"/>
      <text:h text:style-name="P7" text:outline-level="1">Développement spécifique</text:h>
      <text:p text:style-name="P6">Nous développons également des interfaces spécifiques. Extranet, Intranet pour les entreprises. Parmi les projets de développement spécifiques, nous avons réalisés : CRM, Analyse de données, Gestion commerciale, Synchronisation de données client/serveur &amp; serveur/serveur.</text:p>
      <text:p text:style-name="Standard"/>
      <text:p text:style-name="P14">FORMATIO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0">La création de site internet professionnel : Il est nécessaire pour toute entreprise, association ou autre d’avoir un site internet de nos jours. Il permet ainsi d’exposer ses compétences et ses services aux yeux du public. Lorsqu’une entreprise commande un site internet à FB Digital, un cahier des charges est mis en place par les deux partis. Cela permet d’assurer un accompagnement sur toute la durée du projet. Pour créer les sites internet selon le choix du client, FB Digital propose soit des solutions open-source à partir de logiciels de mise en ligne de contenu comme Wordpress ou Modx. </text:p>
      <text:p text:style-name="P10"/>
      <text:p text:style-name="P10"><text:span text:style-name="T2">Pour la création de votre site internet ou le développement de modules, nous choisissons d'optimiser votre système de publication de contenus grâce aux solutions open source Modx et Wordpress.</text:span> </text:p>
      <text:p text:style-name="P10"><text:s/></text:p>
      <text:p text:style-name="P10"> La création de site internet Ecommerce : La question est la même que pour une entreprise normale mais elle est d’autant plus importante. Une entreprise faisant du commerce se doit maintenant de faire de la vente de produits par Internet. La solution est donc d’avoir un site Ecommerce pour pouvoir présenter sa gamme de produits au public. FB Digital propose des sites internet Ecommerce en travaillant sur des solutions open-source comme Thelia, Prestashop ou OsCommerce. </text:p>
      <text:p text:style-name="P10"><text:soft-page-break/></text:p>
      <text:p text:style-name="P10"><text:span text:style-name="T2">Nous vous proposons de créer votre site internet ecommerce avec les solutions open source Thélia ou Prestashop, solutions complètes, performantes et adaptables grâce aux plugins.</text:span> </text:p>
      <text:p text:style-name="P10"><text:s/></text:p>
      <text:p text:style-name="P10"> La partie marketing digital : Avoir un site c’est bien ; mais encore faut-il le rendre visible. FB Digital propose des solutions de promotion et d’optimisation adaptées aux objectifs de leurs clients. Cela passe par le référencement naturel, les achats de mots-clés, les campagnes de pub sur les réseaux sociaux, la promotion par le mail… </text:p>
      <text:p text:style-name="P10"/>
      <text:p text:style-name="P10"><text:span text:style-name="T2">Développez votre stratégie emarketing avec nos experts en référencement naturel et CPC. Nous vous proposons des solutions de promotion et d'optimisation de votre site adaptées à vos objectifs.</text:span> </text:p>
      <text:p text:style-name="P10"><text:s/></text:p>
      <text:p text:style-name="P10"> L’hébergement : FB Digital met à disposition des serveurs afin de stocker dans des espaces dédiés les informations relatives au site internet du client. <text:s/>Il existe la même option mais pour l’hébergement complet et sécurisé de boîtes-mails afin d’éviter les spams. </text:p>
      <text:p text:style-name="P10"><text:s/></text:p>
      <text:p text:style-name="P10"> Le développement spécifique : Selon les besoins de leurs clients, l’équipe de développement peut se voir amener à développer des addons ou des plugins pour faciliter la demande du client. <text:s/></text:p>
      <text:p text:style-name="P10"/>
      <text:p text:style-name="P10"><text:span text:style-name="T2">Réalisations de solutions intranet et extranet : développements d'applications dédiées à l'optimisation des process métiers et à l'analyse des performances de vos sites internet.</text:span> </text:p>
      <text:p text:style-name="P10"><text:s/></text:p>
      <text:p text:style-name="P10"> La formation : FB Digital accompagne ses clients jusqu’au bout de leur projet en organisant des formations. Cela passe par savoir utiliser les administrations des logiciels open-source afin que le client soit capable de publier en parfaite autonomie sur son site, des formations sur comment améliorer sa visibilité sur Google, les réseaux sociaux, …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 Sans" svg:font-family="'Open Sans', sans-serif"/>
    <style:font-face style:name="Arial2" svg:font-family="Arial" style:font-family-generic="swiss"/>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SimSun" style:font-family-asia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Standard_20__28_user_29_" style:display-name="Standard (user)" style:family="paragraph" style:default-outline-level="">
      <style:paragraph-properties fo:text-align="start" style:justify-single-word="false" fo:orphans="2" fo:widows="2" fo:hyphenation-ladder-count="no-limit" style:punctuation-wrap="simple" style:vertical-align="baseline" style:writing-mode="lr-tb"/>
      <style:text-properties fo:color="#00000a" style:font-name="Liberation Serif" fo:font-family="'Liberation Serif'" style:font-family-generic="roman" style:font-pitch="variable" fo:font-size="12pt" fo:language="fr" fo:country="FR" style:font-name-asian="SimSun" style:font-family-asian="SimSun" style:font-family-generic-asian="system" style:font-pitch-asian="variable" style:font-size-asian="12pt" style:language-asian="zh" style:country-asian="CN" style:font-name-complex="Arial1" style:font-family-complex="Arial" style:font-family-generic-complex="system" style:font-pitch-complex="variable" style:font-size-complex="12pt" style:language-complex="hi" style:country-complex="IN" fo:hyphenate="false" fo:hyphenation-remain-char-count="2" fo:hyphenation-push-char-count="2"/>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01T14:29:45.026000000</meta:creation-date>
    <dc:date>2017-12-01T14:37:12.291000000</dc:date>
    <meta:editing-duration>PT5M19S</meta:editing-duration>
    <meta:editing-cycles>5</meta:editing-cycles>
    <meta:generator>LibreOffice/5.2.7.2$Windows_x86 LibreOffice_project/2b7f1e640c46ceb28adf43ee075a6e8b8439ed10</meta:generator>
    <meta:document-statistic meta:table-count="0" meta:image-count="0" meta:object-count="0" meta:page-count="7" meta:paragraph-count="50" meta:word-count="1896" meta:character-count="12181" meta:non-whitespace-character-count="10303"/>
  </office:meta>
</office:document-meta>
</file>